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725cm" fo:break-before="auto" style:use-optimal-row-height="true"/>
    </style:style>
    <style:style style:name="ro10" style:family="table-row">
      <style:table-row-properties style:row-height="0.614cm" fo:break-before="auto" style:use-optimal-row-height="true"/>
    </style:style>
    <style:style style:name="ro11" style:family="table-row">
      <style:table-row-properties style:row-height="0.584cm" fo:break-before="auto" style:use-optimal-row-height="true"/>
    </style:style>
    <style:style style:name="ro12" style:family="table-row">
      <style:table-row-properties style:row-height="1.552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8" style:family="table-cell" style:parent-style-name="Default">
      <style:table-cell-properties fo:border="0.002cm solid #000000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0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1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04T07:54:57.7">
            <text:p>2019/12/4 7:54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3">
            <text:p>3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4T07:54:57.87">
            <text:p>2019/12/4 7:5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61)">
            <text:p>sn(4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9)">
            <text:p>sn(19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emp=3-4,k.E,R=2,pitch=1-8-7m-10m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part=accompany,based-on=te-9,type=blues-like,R=7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7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R=6,k.F,using-chords=F,C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8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k.B,cp=II♭-III♭-I,k.B,e.g.=C-D-B,R=5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10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,R=1,k.B,k.C#</text:p>
          </table:table-cell>
          <table:table-cell table:style-name="ce50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11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k.Em,cp=6m-7m-1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2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14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5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+,k.F#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6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type=pop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c.p.</text:p>
          </table:table-cell>
          <table:table-cell table:style-name="ce41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7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8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6-Bf6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20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6+2-G6+2,R=1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G?,R=2,cp=IV-I(?)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code=0821-R.1 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or=coda,k.E,progression=L6m-L7m-1(cp);k.C,R=3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R=1,k.C,cp=I-V-VIm-Ⅲm~Ⅳ-I-Ⅳ-V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tyle=backing,R=2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cp=Ⅳ-V-Ⅲm-Ⅵm~Ⅳ-V-I,R=7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email-3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4:4-3:0-2:0,k.Eon5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m7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k.C?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hord=F6+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pitch=L5-1-5:1-4-8,k.A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k.C#.k.E▽(-5)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Xm7,k.G,R=4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k.G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Bm7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8-2,k.F#,cp=4-5-1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A,note=1-3-4-5,k.D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1,k.Dm9▽,R=2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note=1-3-5m-5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0">
            <text:p>4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2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.n,F#▽/L4,F#▽7/7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D▽(-5)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R=5,k.B6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△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k.D△+12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ontinue=ch-5,k.C△+10,R=5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Ef-E,k.Ef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:4-2:0-1:0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Ⅲm-Ⅱm-I,R=5,k.Bf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ct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t-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em=s1:s2;p1;s3 / N+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ct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tapping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4">
            <text:p>4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4.n,for=tapping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em=patt-1;p1;s3.n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8">
            <text:p>44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.n,patt-4(3)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1">
            <text:p>4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,patt-4(4)-1,R=1,patt-4(5).n</text:p>
          </table:table-cell>
          <table:table-cell table:style-name="ce50" office:value-type="string">
            <text:p>2019-12-01_18-27-4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5">
            <text:p>45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,patt-4(6).n,t.55,R=4,patt-4(7).n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for=scale:hammering:pulling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77];2)" office:value-type="string" office:string-value="re">
            <text:p>r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harmonics,em=s3;p3;et-1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1">
            <text:p>4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2">
            <text:p>4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,t.120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3">
            <text:p>4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flamenco,patt-16:rev,t.75,patt-15:v-1.n </text:p>
          </table:table-cell>
          <table:table-cell table:style-name="ce50" office:value-type="string">
            <text:p>2019-11-29_18-17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4">
            <text:p>45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flamenco,patt-18.n,patt-18(1),t.60,R=2,patt-18(2),t.40,patt-18(3),t.75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,3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9">
            <text:p>45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for=flamenco,patt-19.n,t.105</text:p>
          </table:table-cell>
          <table:table-cell table:style-name="ce50" office:value-type="string">
            <text:p>2019-12-03_18-31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1;patt-2;patt-3;patt-5.n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.n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s2;patt-6;2p;patt-9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;3p;2s_patt-10(4);4p;s4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em=patt-1_t.80;p1;s1;frets=3-5-12-a.o.^patt-4;t.70;p1;s4;frets=4-5^patt-10;t.70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7">
            <text:p>44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0,patt-17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0">
            <text:p>4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0,patt-17 </text:p>
          </table:table-cell>
          <table:table-cell table:style-name="ce50" office:value-type="string">
            <text:p>2019-12-01_18-27-4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0">
            <text:p>46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8(1)(2)(3) </text:p>
          </table:table-cell>
          <table:table-cell table:style-name="ce50" office:value-type="string">
            <text:p>2019-12-03_18-31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1">
            <text:p>46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8(4).n,t.75</text:p>
          </table:table-cell>
          <table:table-cell table:style-name="ce50" office:value-type="string">
            <text:p>2019-12-03_18-31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7" office:value-type="string">
            <text:p>2019-10-20_18-12-55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arpeggio(see=f-82),em=p.1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1" office:value-type="string">
            <text:p>patt,for=arpeggio,em=p2;s1;for=arpeggio;str=5~1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section=coda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50" office:value-type="string">
            <text:p>2019-11-01_18-58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2;1s;patt-3;t.60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3;s1;p1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5,em=patt-3;s1;p2 </text:p>
          </table:table-cell>
          <table:table-cell table:style-name="ce50" office:value-type="string">
            <text:p>2019-11-06_18-25-0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.n,tune=DADGAD,em=1p;s1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rev,em=s1;p1 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,chord=I:Ⅳ,R=3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4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ch-7,R=4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C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with-rythm,R=6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fur-1,R=5 / FUR+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2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18-2(4)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5,R=4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01-2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7" office:value-type="string">
            <text:p>R=6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 / sec-A,R=5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6,R=5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chord=I,IV,V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5,k.C6,R=7 / FUR+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F,based-on=c.p.-3,using-chords=F,G,R=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m#,i.f.=ch-13,R=4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,R=5,using-chords=C,G,pitch=L7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slide-long,k.E,R=7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pitch=9m-8-7m,k.A7,R=1 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 R=2, R=3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3,k.Am7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v-2,file=0827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,R=1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R=1,R=2 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N+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score=harmonica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t=g+h,R=1,k.C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伴奏のみ,R=2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fill-in,at=msr.4,R=3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7" office:value-type="string">
            <text:p>R=1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k.D,inst=g+h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8,k.A/E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R=2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B,cap.2,R=7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=g+h,R=3,cp=c.p.-7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+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(copy),src=canon(pachelbell),k.C,R=4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=6,tab-diagram+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k.Em,R=5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ins=g+h,k.G,R=3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.p.-7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6" office:value-type="string">
            <text:p>-</text:p>
          </table:table-cell>
          <table:table-cell table:style-name="ce52" office:value-type="string">
            <text:p>i.f.=te-5,R=2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ec=A,R=1,sec=B,R=2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p=C△-D△+10,R=4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cp=c.p.-10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4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09-2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id=s-1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v-1,k.C#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k.C 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c.p.-3,code=0819-R.4,R=1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(2),R=3 / (3),R=4 / (4),R=5 / (5),R=6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c.p.-4,part=melody,code=0821-R.1,(1),R=2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back=ba-1,k.E,R=8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36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.4 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G,cp=G-C-D,type=arpeggio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A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6-3,memo+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2),v-2,pitch=1-3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3),v-3,pitch=1-5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7" office:value-type="string">
            <text:p>,b.o.=te-9,inst=g+h,cp=G-C-D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7" office:value-type="string">
            <text:p>,b.o.=c.p.-4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7" office:value-type="string">
            <text:p>,k.E,theme=str-1,6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7" office:value-type="string">
            <text:p>,ins=g+h,b.o.=f-45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frase</text:p>
          </table:table-cell>
          <table:table-cell table:style-name="ce41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cp=c.p.-3,k.F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k.F#,cp=4-5-1,i.f.=ch-18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1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1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7" office:value-type="string">
            <text:p>,inst=h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3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opening,memo-eigen+:section-1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patt-2.静か memo-eigen+:section-2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theme=new-position,memo+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cap.2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rev,var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50" office:value-type="string">
            <text:p>,capo.5,cp=Ⅳ-Ⅲ-1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1" office:value-type="string">
            <text:p>,k.C,cp=I△-Ⅱ6</text:p>
          </table:table-cell>
          <table:table-cell table:style-name="ce50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7" office:value-type="string">
            <text:p>,ins=h+g,th=basic,memo+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=patt-1,t.80,patt-4,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,theme=as-you-wish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rev,memo-eigen+:p.1_sec-1;sec-2;sec-3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type=tap-guitar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chords=A;D;E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g-1007-6,e.m.=patt-4;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k.D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:VIDEO / @自宅 / メモ / guitar,gt / 演奏 / g-1007-* / f-72.n</text:p>
          </table:table-cell>
          <table:table-cell table:style-name="ce50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d.D,patt-1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kaki-1(After...Sidewalk)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7" office:value-type="string">
            <text:p>2019-10-10_18-59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.m.=patt-2(p.2) </text:p>
          </table:table-cell>
          <table:table-cell table:style-name="ce47" office:value-type="string">
            <text:p>2019-10-11_14-15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50];2)" office:value-type="string" office:string-value="pa">
            <text:p>pa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2">
            <text:p>4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theme=stomp,patt-5.n,t.60</text:p>
          </table:table-cell>
          <table:table-cell table:style-name="ce50" office:value-type="string">
            <text:p>2019-12-01_18-27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6">
            <text:p>45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N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14_15-45-4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patt-5</text:p>
          </table:table-cell>
          <table:table-cell table:style-name="ce50" office:value-type="string">
            <text:p>2019-10-26_17-16-2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et-3,n,i.f.=patt-4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heme=stomp,em=p4;s1.n;et-5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7" office:value-type="string">
            <text:p>2019-10-13_15-56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81];2)" office:value-type="string" office:string-value="re">
            <text:p>r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att-5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50" office:value-type="string">
            <text:p>2019-10-28_17-13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,em=et-1;1p;2s;t.70;patt-5;patt-6;patt-7:t.60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5;s1;et-2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1" office:value-type="string">
            <text:p>theme=tapping,patt-10.n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92];2)" office:value-type="string" office:string-value="pa">
            <text:p>pa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93];2)" office:value-type="string" office:string-value="pa">
            <text:p>pa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8_17-01-4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i.f.=f-77;p3;3s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i.f.=et-6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em=p1;s2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action=write-out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ADGAD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3,R=4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7">
            <text:p>43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3-notes;4-notes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3">
            <text:p>4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6">
            <text:p>43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5">
            <text:p>43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4">
            <text:p>43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D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2">
            <text:p>4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i.f.=m-1,t.85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6">
            <text:p>44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9">
            <text:p>4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85 </text:p>
          </table:table-cell>
          <table:table-cell table:style-name="ce50" office:value-type="string">
            <text:p>2019-12-01_18-27-4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3">
            <text:p>45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70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8">
            <text:p>45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-70 </text:p>
          </table:table-cell>
          <table:table-cell table:style-name="ce50" office:value-type="string">
            <text:p>2019-12-03_18-31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er=ch-13,k.C#m,pitch=L5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D-A:1-3-7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C,memo+,b.o.=hm-3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7" office:value-type="string">
            <text:p>,note=D4-F#-G-D5,k.D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harmony</text:p>
          </table:table-cell>
          <table:table-cell table:style-name="ce41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k.G#,str-1:2:3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8">
            <text:p>438</text:p>
          </table:table-cell>
          <table:table-cell table:style-name="ce37" office:value-type="float" office:value="1">
            <text:p>1</text:p>
          </table:table-cell>
          <table:table-cell table:style-name="ce44" office:value-type="string">
            <text:p>m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memo,m-1,orig=g-1127s1,open-arpeggio,tune=KAKI-1,k.B,FOUND+ </text:p>
          </table:table-cell>
          <table:table-cell table:style-name="ce50" office:value-type="string">
            <text:p>2019-11-28_18-50-02_000.jpg</text:p>
          </table:table-cell>
          <table:table-cell table:style-name="ce37" office:value-type="string">
            <text:p>mem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9">
            <text:p>4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.n,k.D </text:p>
          </table:table-cell>
          <table:table-cell table:number-columns-repeated="3"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1">
            <text:p>4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m-1,orig=g-1127-s1,open-arpeggio,tune=KAKI-1,patt.n </text:p>
          </table:table-cell>
          <table:table-cell table:style-name="ce50" office:value-type="string">
            <text:p>2019-11-29_18-17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5">
            <text:p>44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file=g-1129-1 </text:p>
          </table:table-cell>
          <table:table-cell table:style-name="ce50" office:value-type="string">
            <text:p>2019-11-30_18-16-0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7" office:value-type="string">
            <text:p>practice </text:p>
          </table:table-cell>
          <table:table-cell table:style-name="ce50" office:value-type="string">
            <text:p>2019-10-05_18-41-5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50" office:value-type="string">
            <text:p>,theme=コード進行、EmからFへ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7">
            <text:p>45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3</text:p>
          </table:table-cell>
          <table:table-cell table:style-name="ce42" office:value-type="string">
            <text:p>n,position-table-1,theme=harmonics,patt-1(1).n</text:p>
          </table:table-cell>
          <table:table-cell table:style-name="ce47" office:value-type="string">
            <text:p>R=1 </text:p>
          </table:table-cell>
          <table:table-cell table:style-name="ce50" office:value-type="string">
            <text:p>2019-12-03_18-31-40_000.jpg</text:p>
          </table:table-cell>
          <table:table-cell table:style-name="ce37" office:value-type="string">
            <text:p>memo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-multi-strings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tapping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1" office:value-type="string">
            <text:p>,theme=harmonics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1" office:value-type="string">
            <text:p>,harmonics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36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36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コードと、一音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つなぎの音,based-on=sec-8(c.p.-8)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rythm,R=2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,prev.fur-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position探し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7" office:value-type="string">
            <text:p>k.E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finger-positions,k.E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based-on=f-6,R=1,(1)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50" office:value-type="string">
            <text:p>k.F,(2) 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7" office:value-type="string">
            <text:p>ref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1_18-08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2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C,E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E/5,A△,E6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30-1 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7" office:value-type="string">
            <text:p>,memo+,cp=8-5-6,k.G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50" office:value-type="string">
            <text:p>,cp=I7-Ⅱ6,memo+,k.D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C 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doc=email-list-1,tune=kaki;DABF#AC# 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80];2)" office:value-type="string" office:string-value="re">
            <text:p>r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chord-table,tune=KAKI-1,fret=0-4,eigen-memo,p.1 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arpeggio,eigen-memo,p.1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となりあった弦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37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ock-like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open-code,str-6:5:4:3,R=1,k.D9▽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harmonics,harmnics-flets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2,ch-5のあと、どの音に下がるか？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c.p.=V-IV-I,k.F,R=6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-4:2-0:,k.E,R=1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sr=4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ody=pattern-1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=pattern-2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+:p.1_sec-1</text:p>
          </table:table-cell>
          <table:table-cell table:style-name="ce50" office:value-type="string">
            <text:p>2019-10-06_18-39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50" office:value-type="string">
            <text:p>rev,(f-45),file=0918-3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v-2,(f-45),inst=g+h,R=4;msr.4,R=5,msr.4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file=0911-2,id=s-2,rs-2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nst=g+g,accom=0821-1,part=melody,id=s-3,f-4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d=s-4,f-2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email=3,memo+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var,theme=new-pattern,memo-eigen+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3;p.1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2;p.1;patt-4,(2)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7" office:value-type="string">
            <text:p>R=2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k.B,em=p6;s3</text:p>
          </table:table-cell>
          <table:table-cell table:style-name="ce50" office:value-type="string">
            <text:p>2019-11-13_18-43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1;s2;for=hammering:pulling,k.A,t.140 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k.D,em=2p;s1:s2.n,t.70,scale=D3-6str.0fret~A4-3str.3fret;12-notes 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7" office:value-type="string">
            <text:p>2019-10-31_16-16-4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,for=scale,k.A:t.75:t.80,k.D:t.70:t.80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3;s1;scale;k.F#;t.60_p4;s2;new;t.60;notes=F#3~B4_k.E;p3;s2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scale,k.A~t.60,k.D~t.70,k.F#~t.70~80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A;t.65,k.D;t.75-85,em=p4;s3;k.D;use=slide </text:p>
          </table:table-cell>
          <table:table-cell table:style-name="ce50" office:value-type="string">
            <text:p>2019-11-06_18-25-0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patt-N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note=D3-D5_p5;s2.n </text:p>
          </table:table-cell>
          <table:table-cell table:style-name="ce50" office:value-type="string">
            <text:p>2019-11-08_18-13-0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1" office:value-type="string">
            <text:p>other,em=s1;p3;t.75;k.F#,em=s2;p3;k.D,em=s1;p3;k.A </text:p>
          </table:table-cell>
          <table:table-cell table:style-name="ce47" office:value-type="string">
            <text:p>2019-10-30_16-23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em=et-1;p1;s2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et-.m,t.75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,re,for=position-movement,em=1p;3s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1;s1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7" office:value-type="string">
            <text:p>.n,em=s1;p1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,aggregate-1.n,em=p1;s4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rev,em=et-1,t.70,t.75 </text:p>
          </table:table-cell>
          <table:table-cell table:style-name="ce47" office:value-type="string">
            <text:p>2019-10-30_16-23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e-1,k.C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muting,mute-by=LF;f.3,R=2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=3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8_18-47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6" office:value-type="string">
            <text:p>-</text:p>
          </table:table-cell>
          <table:table-cell table:style-name="ce53" office:value-type="string">
            <text:p>tech=LH;move;position,fret=3-5,str=6-5-4,R=1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7" office:value-type="string">
            <text:p>,theme=harmonics+normal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,tech=左指で音消し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rev,file=0926-1 </text:p>
          </table:table-cell>
          <table:table-cell table:style-name="ce50" office:value-type="string">
            <text:p>2019-09-26_18-53-3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,play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7" office:value-type="string">
            <text:p>,theme=音消し+multi-flets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50" office:value-type="string">
            <text:p>,threme=音消し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,from=m-2,cp=Em-F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rev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左指で、音をカット,k.E,R=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topic=スライド+ポジション,R=3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和音；1-noteのみスライド,R=1,string=3:4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-1(ch-16),２弦を、左指でミュート,R=1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３弦を同時にスライド,R=2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11_18-08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,k.E,memo+</text:p>
          </table:table-cell>
          <table:table-cell table:style-name="ce50" office:value-type="string">
            <text:p>2019-09-17_18-17-0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teq=3-str-slide,span=2-flet,R=1 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,theme=harmonics,t.80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theme=harmonics;t.70;R=1_stomp;R=2_flamenco;R=3_arpeggio;task-1;t.75 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harmonics:hammering-pulling:flamenco~et-6:patt-7:patt-10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:flamenco:R=2_tapping:R=3_scale:k.A:st-1;p5;s3:p6;s1:R=4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:R=3_tap_stom_scal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_tap_scal:R=2_flamenco:R=1</text:p>
          </table:table-cell>
          <table:table-cell table:style-name="ce50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50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_flamenco:et-6:patt-13.n:t.75~115;R=1_arpeggio_tapping_stomp:f-77:patt-3.n:R=3:patt-4:R=4.n_scale:st-1:p6;s2:t.~180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scale:st-1:p7;s1;A.patt-3(2).n;A.patt-1.rev_stomp:R=1</text:p>
          </table:table-cell>
          <table:table-cell table:style-name="ce50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_scale:k.A_tapping:et-1:p2;s1;patt-3.n:R=1:R=2</text:p>
          </table:table-cell>
          <table:table-cell table:style-name="ce50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pegio_scale:R=1:st-1;p7;s1:R=2_flamenco:et-6;p5;s3;patt-13(2):R=4_tapping:R=3</text:p>
          </table:table-cell>
          <table:table-cell table:style-name="ce50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</text:p>
          </table:table-cell>
          <table:table-cell table:style-name="ce59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:et-6;patt-15.n;5p;s4:R=1_stomp:f-77;patt-5.n;p5;s1:R=2:patt-6.n;p5;s2:R=3_scale:A.patt-5(1).n:R=4</text:p>
          </table:table-cell>
          <table:table-cell table:style-name="ce50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</text:p>
          </table:table-cell>
          <table:table-cell table:style-name="ce59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8">
            <text:p>42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50" office:value-type="string">
            <text:p>2019-11-20_18-38-38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,5,6</text:p>
          </table:table-cell>
          <table:table-cell table:style-name="ce59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4T07:54:55.29">
            <text:p>2019/12/4 7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11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510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511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512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513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style-name="ce48" table:formula="of:=[.D514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table:formula="of:=[.D515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table:formula="of:=[.D518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table:formula="of:=[.D519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8" table:formula="of:=[.D520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13.575cm" draw:caption-point-x="-1.353cm" draw:caption-point-y="2.5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11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40];6;2)" office:value-type="string" office:string-value="09">
            <text:p>09</text:p>
          </table:table-cell>
          <table:table-cell table:formula="of:=MID([.F540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40];[.I540];&quot;-&quot;;LEFT([.G54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32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61)">
            <text:p>sn(4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4T07:54:59.09">
            <text:p>2019/12/4 7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16cm" draw:caption-point-x="-1.353cm" draw:caption-point-y="2.3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3">
            <text:p>3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4T07:54:59.21">
            <text:p>2019/12/4 7:5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61)">
            <text:p>sn(4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0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-notes,5-degree</text:p>
          </table:table-cell>
          <table:table-cell table:style-name="ce96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6-0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0" office:value-type="float" office:value="2">
            <text:p>2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-chord,coda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6-01_000.jpg</text:p>
          </table:table-cell>
          <table:table-cell table:style-name="ce90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0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ar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arpeggi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91" office:value-type="float" office:value="67">
            <text:p>6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r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emp=3-4,k.E,R=2,pitch=1-8-7m-10m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arpeggi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91" office:value-type="float" office:value="269">
            <text:p>269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arpeggio-pattern</text:p>
          </table:table-cell>
          <table:table-cell table:style-name="ce98" office:value-type="string">
            <text:p>rev</text:p>
          </table:table-cell>
          <table:table-cell table:style-name="ce99" office:value-type="string">
            <text:p>,rev,p.1,1;2(1)(2)</text:p>
          </table:table-cell>
          <table:table-cell table:style-name="ce91"/>
          <table:table-cell table:style-name="ce92" office:value-type="string">
            <text:p>arpeggio-pattern</text:p>
          </table:table-cell>
          <table:table-cell table:style-name="ce92"/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91" office:value-type="float" office:value="138">
            <text:p>138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ba-1</text:p>
          </table:table-cell>
          <table:table-cell table:style-name="ce94"/>
          <table:table-cell table:style-name="ce98" office:value-type="string">
            <text:p>part=accompany,based-on=te-9,type=blues-like,R=7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backing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91" office:value-type="float" office:value="63">
            <text:p>6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backing+staccato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6,k.F,using-chords=F,C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backing_staccat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91" office:value-type="float" office:value="104">
            <text:p>10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B,cp=II♭-III♭-I,k.B,e.g.=C-D-B,R=5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91" office:value-type="float" office:value="111">
            <text:p>11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1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91" office:value-type="float" office:value="101">
            <text:p>10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,R=1,k.B,k.C#</text:p>
          </table:table-cell>
          <table:table-cell table:style-name="ce99" office:value-type="string">
            <text:p>2019-09-08_18-47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91" office:value-type="float" office:value="196">
            <text:p>19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91" office:value-type="float" office:value="197">
            <text:p>19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91" office:value-type="float" office:value="198">
            <text:p>19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204">
            <text:p>20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+,k.F#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1" office:value-type="float" office:value="126">
            <text:p>12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c.p.-11</text:p>
          </table:table-cell>
          <table:table-cell table:style-name="ce94"/>
          <table:table-cell table:style-name="ce98" office:value-type="string">
            <text:p>k.Em,cp=6m-7m-1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3">
            <text:p>3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1" office:value-type="float" office:value="154">
            <text:p>15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2</text:p>
          </table:table-cell>
          <table:table-cell table:style-name="ce94"/>
          <table:table-cell table:style-name="ce98" office:value-type="string">
            <text:p>,k.A,type=pop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c.p.</text:p>
          </table:table-cell>
          <table:table-cell table:style-name="ce99" office:value-type="string">
            <text:p>R=2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91" office:value-type="float" office:value="188">
            <text:p>18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3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18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91" office:value-type="float" office:value="186">
            <text:p>186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c.p.-13</text:p>
          </table:table-cell>
          <table:table-cell table:style-name="ce94"/>
          <table:table-cell table:style-name="ce100" office:value-type="string">
            <text:p>,email=1,cp=I-Ⅵm7-Ⅱm7-V7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9">
            <text:p>9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51">
            <text:p>5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cp=C6-Bf6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1" office:value-type="float" office:value="57">
            <text:p>5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F6+2-G6+2,R=1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1" office:value-type="float" office:value="168">
            <text:p>16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3">
            <text:p>13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2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4">
            <text:p>14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3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4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2">
            <text:p>5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G?,R=2,cp=IV-I(?)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5">
            <text:p>13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4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code=0821-R.1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5">
            <text:p>14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.p.-4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6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3">
            <text:p>7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for=coda,k.E,progression=L6m-L7m-1(cp);k.C,R=3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0">
            <text:p>9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.p.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=email-1,R=1,k.C,cp=I-V-VIm-Ⅲm~Ⅳ-I-Ⅳ-V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1">
            <text:p>9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style=backing,R=2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,ad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2">
            <text:p>10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.p.-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9">
            <text:p>21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7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6">
            <text:p>9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c.p.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=email-1,cp=Ⅳ-V-Ⅲm-Ⅵm~Ⅳ-V-I,R=7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4">
            <text:p>104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c.p.-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6">
            <text:p>106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c.p.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email-3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5">
            <text:p>5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ch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5">
            <text:p>4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4:4-3:0-2:0,k.Eon5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">
            <text:p>42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ch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Am7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0">
            <text:p>5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5,k.C?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6">
            <text:p>5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hord=F6+2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3">
            <text:p>5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pitch=L5-1-5:1-4-8,k.A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9">
            <text:p>5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h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k.C#.k.E▽(-5)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4">
            <text:p>8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h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Xm7,k.G,R=4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7">
            <text:p>9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k.G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1">
            <text:p>17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h-1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8-2,k.F#,cp=4-5-1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2">
            <text:p>16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18</text:p>
          </table:table-cell>
          <table:table-cell table:style-name="ce94"/>
          <table:table-cell table:style-name="ce98" office:value-type="string">
            <text:p>,k.Bm7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8">
            <text:p>17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9</text:p>
          </table:table-cell>
          <table:table-cell table:style-name="ce94"/>
          <table:table-cell table:style-name="ce98" office:value-type="string">
            <text:p>,k.A,note=1-3-4-5,k.D 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chord</text:p>
          </table:table-cell>
          <table:table-cell table:style-name="ce92"/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1,k.Dm9▽,R=2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0">
            <text:p>18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20</text:p>
          </table:table-cell>
          <table:table-cell table:style-name="ce94"/>
          <table:table-cell table:style-name="ce98" office:value-type="string">
            <text:p>,note=1-3-5m-5 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chord</text:p>
          </table:table-cell>
          <table:table-cell table:style-name="ce92"/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7">
            <text:p>18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20</text:p>
          </table:table-cell>
          <table:table-cell table:style-name="ce94"/>
          <table:table-cell table:style-name="ce100" office:value-type="string">
            <text:p>rev,prev-3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6">
            <text:p>20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21</text:p>
          </table:table-cell>
          <table:table-cell table:style-name="ce94"/>
          <table:table-cell table:style-name="ce98"/>
          <table:table-cell table:style-name="ce99" office:value-type="string">
            <text:p>2019-09-27_17-49-06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3">
            <text:p>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D▽(-5)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1">
            <text:p>1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4,R=5,k.B6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2">
            <text:p>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△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1,k.D△+12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">
            <text:p>3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ontinue=ch-5,k.C△+10,R=5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">
            <text:p>4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note=B-Ef-E,k.Ef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">
            <text:p>4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3:4-2:0-1:0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1">
            <text:p>1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p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Ⅲm-Ⅱm-I,R=5,k.Bf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9">
            <text:p>3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em+ 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ct</text:p>
          </table:table-cell>
          <table:table-cell table:style-name="ce99" office:value-type="string">
            <text:p>-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9">
            <text:p>35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em=2p;1s,add,em=p1;2s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6">
            <text:p>33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23_16-12-17_000.jpg</text:p>
          </table:table-cell>
          <table:table-cell table:number-columns-repeated="2"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0">
            <text:p>4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t-3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em=s1:s2;p1;s3 / N+</text:p>
          </table:table-cell>
          <table:table-cell table:style-name="ce99" office:value-type="string">
            <text:p>2019-11-21_18-32-58_000.jpg</text:p>
          </table:table-cell>
          <table:table-cell table:style-name="ce91" office:value-type="string">
            <text:p>ct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1">
            <text:p>28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tapping-LH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3">
            <text:p>4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for=tapping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6">
            <text:p>40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tapping,em=patt-1;p1;s3.n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0">
            <text:p>37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10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n,for=scale:hammering:pulling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7">
            <text:p>28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stroking,e.m.=p.1;patt-1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2">
            <text:p>34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flamenco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8">
            <text:p>288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harmonics-down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5">
            <text:p>29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harmonics-down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1">
            <text:p>30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harmonics-down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72];2)" office:value-type="string" office:string-value="re">
            <text:p>r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6">
            <text:p>30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ips+,em=3;p.1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0">
            <text:p>290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4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k.F#,for=DADGAD+tapping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5">
            <text:p>30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harmonics-several-locations,em=p.1;1,patt-1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6">
            <text:p>31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3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7">
            <text:p>317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3(2)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8">
            <text:p>32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4,em=p2;s2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5">
            <text:p>33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5,em=s1;p2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5">
            <text:p>31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2p;1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2">
            <text:p>32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-several-locations,em=p.1;3;w-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4">
            <text:p>38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-several-locations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2">
            <text:p>40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harmonics,em=s3;p3;et-1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9">
            <text:p>31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flamenco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4">
            <text:p>31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6</text:p>
          </table:table-cell>
          <table:table-cell table:number-columns-repeated="2"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5">
            <text:p>3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3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1">
            <text:p>33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em=4;p.1;patt-4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5">
            <text:p>34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5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1">
            <text:p>36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4.n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1">
            <text:p>43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theme=flamenco,tune=KAKI-1</text:p>
          </table:table-cell>
          <table:table-cell table:style-name="ce99" office:value-type="string">
            <text:p>2019-11-23_18-50-12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2">
            <text:p>43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theme=flamenco,tune=KAKI-1,t.120</text:p>
          </table:table-cell>
          <table:table-cell table:style-name="ce99" office:value-type="string">
            <text:p>2019-11-23_18-50-12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1">
            <text:p>35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att-1;patt-2;patt-3;patt-5.n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5">
            <text:p>36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flamenco,em=patt-7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3">
            <text:p>37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patt-9.n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,5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9">
            <text:p>38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s2;patt-6;2p;patt-9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4">
            <text:p>39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patt-9;3p;2s_patt-10(4);4p;s4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9">
            <text:p>39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flamenco,em=patt-1_t.80;p1;s1;frets=3-5-12-a.o.^patt-4;t.70;p1;s4;frets=4-5^patt-10;t.70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0">
            <text:p>3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arpeggio(see=f-82)</text:p>
          </table:table-cell>
          <table:table-cell table:style-name="ce98" office:value-type="string">
            <text:p>2019-10-20_18-12-55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1">
            <text:p>31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for=arpeggio(see=f-82),em=p.1;1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6">
            <text:p>32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2,for=arpeggio(see=f-82)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0">
            <text:p>3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8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ct-2;ポジション移動,em=p.1;1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7">
            <text:p>33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ref=ct-2;p1;s2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etude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6">
            <text:p>35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for=右指、速弾き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6">
            <text:p>38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100" office:value-type="string">
            <text:p>patt,for=arpeggio,em=p2;s1;for=arpeggio;str=5~1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7">
            <text:p>41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section=coda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5">
            <text:p>38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patt,for=右指、速弾き,em=patt-3;p2;new</text:p>
          </table:table-cell>
          <table:table-cell table:style-name="ce99" office:value-type="string">
            <text:p>2019-11-01_18-58-3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2">
            <text:p>39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2;1s;patt-3;t.60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7">
            <text:p>39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att-3;s1;p1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4">
            <text:p>40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t.65,em=patt-3;s1;p2 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9">
            <text:p>4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a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.n,tune=DADGAD,em=1p;s1</text:p>
          </table:table-cell>
          <table:table-cell table:style-name="ce99" office:value-type="string">
            <text:p>2019-11-21_18-32-58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9">
            <text:p>4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a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,rev,em=s1;p1 </text:p>
          </table:table-cell>
          <table:table-cell table:style-name="ce99" office:value-type="string">
            <text:p>2019-11-23_18-50-12_000.jpg</text:p>
          </table:table-cell>
          <table:table-cell table:number-columns-repeated="2" table:style-name="ce92" office:value-type="string">
            <text:p>-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">
            <text:p>1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7-30_13-50-42_000.jpg</text:p>
          </table:table-cell>
          <table:table-cell table:style-name="ce90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5">
            <text:p>8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1 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">
            <text:p>2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10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">
            <text:p>2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2">
            <text:p>2</text:p>
          </table:table-cell>
          <table:table-cell table:style-name="ce95" office:value-type="string">
            <text:p>f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A,chord=I:Ⅳ,R=3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3">
            <text:p>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4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">
            <text:p>3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ch-7,R=4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1">
            <text:p>7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k.C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">
            <text:p>1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with-rythm,R=6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6">
            <text:p>4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i.f.=ch-10,R=3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8">
            <text:p>48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1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fur-1,R=5 / FUR+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">
            <text:p>3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2,k.E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9">
            <text:p>149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1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818-2(4)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0">
            <text:p>150</text:p>
          </table:table-cell>
          <table:table-cell table:style-name="ce91" office:value-type="float" office:value="11">
            <text:p>11</text:p>
          </table:table-cell>
          <table:table-cell table:style-name="ce93" office:value-type="string">
            <text:p>f-18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8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">
            <text:p>4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1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5,R=4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">
            <text:p>22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7">
            <text:p>147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801-2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3">
            <text:p>11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rev,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7">
            <text:p>8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sec-B</text:p>
          </table:table-cell>
          <table:table-cell table:style-name="ce98" office:value-type="string">
            <text:p>R=6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sec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6">
            <text:p>8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 / sec-A,R=5,k.C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4">
            <text:p>11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">
            <text:p>41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6,R=5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">
            <text:p>43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chord=I,IV,V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">
            <text:p>44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2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5,k.C6,R=7 / FUR+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9">
            <text:p>4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8">
            <text:p>5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2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F,based-on=c.p.-3,using-chords=F,G,R=2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0">
            <text:p>6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2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m#,i.f.=ch-13,R=4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2">
            <text:p>6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,R=5,using-chords=C,G,pitch=L7-1-3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4">
            <text:p>64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slide-long,k.E,R=7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4">
            <text:p>7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pitch=9m-8-7m,k.A7,R=1 </text:p>
          </table:table-cell>
          <table:table-cell table:style-name="ce99" office:value-type="string">
            <text:p>2019-08-29_18-37-36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8">
            <text:p>6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1, R=2, R=3 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2">
            <text:p>10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R=3,k.Am7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8">
            <text:p>148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v-2,file=0827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float" office:value="7">
            <text:p>7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3">
            <text:p>10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3</text:p>
          </table:table-cell>
          <table:table-cell table:style-name="ce98" office:value-type="string">
            <text:p>R=4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,R=1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2">
            <text:p>7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2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R=1,R=2 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9">
            <text:p>9</text:p>
          </table:table-cell>
          <table:table-cell table:style-name="ce92" office:value-type="float" office:value="5">
            <text:p>5</text:p>
          </table:table-cell>
          <table:table-cell table:style-name="ce93" office:value-type="string">
            <text:p>f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8">
            <text:p>11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3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N+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8">
            <text:p>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31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score=harmonica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6">
            <text:p>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nst=g+h,R=1,k.C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7">
            <text:p>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伴奏のみ,R=2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9">
            <text:p>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fill-in,at=msr.4,R=3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1">
            <text:p>8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31</text:p>
          </table:table-cell>
          <table:table-cell table:style-name="ce94" office:value-type="string">
            <text:p>song-2</text:p>
          </table:table-cell>
          <table:table-cell table:style-name="ce98" office:value-type="string">
            <text:p>R=1,k.C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song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0">
            <text:p>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3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k.D,inst=g+h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9">
            <text:p>89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3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8,k.A/E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2">
            <text:p>8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3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R=2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8">
            <text:p>88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3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B,cap.2,R=7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2">
            <text:p>9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3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ns=g+h,R=3,cp=c.p.-7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3">
            <text:p>103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36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+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3">
            <text:p>9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(copy),src=canon(pachelbell),k.C,R=4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4">
            <text:p>9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37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=6,tab-diagram+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5">
            <text:p>9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3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blues-like,k.Em,R=5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blues-like,ins=g+h,k.G,R=3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0">
            <text:p>10</text:p>
          </table:table-cell>
          <table:table-cell table:style-name="ce92" office:value-type="float" office:value="7">
            <text:p>7</text:p>
          </table:table-cell>
          <table:table-cell table:style-name="ce93" office:value-type="string">
            <text:p>f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1">
            <text:p>10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cp=c.p.-7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7">
            <text:p>10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1</text:p>
          </table:table-cell>
          <table:table-cell table:style-name="ce97" office:value-type="string">
            <text:p>-</text:p>
          </table:table-cell>
          <table:table-cell table:style-name="ce101" office:value-type="string">
            <text:p>i.f.=te-5,R=2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8">
            <text:p>10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4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sec=A,R=1,sec=B,R=2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0">
            <text:p>11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p=C△-D△+10,R=4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2">
            <text:p>11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5,cp=c.p.-10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5">
            <text:p>15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09-2 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3">
            <text:p>16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id=s-1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-</text:p>
          </table:table-cell>
          <table:table-cell table:style-name="ce91" office:value-type="string">
            <text:p>3,4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6">
            <text:p>156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2" office:value-type="string">
            <text:p>v-1</text:p>
          </table:table-cell>
          <table:table-cell table:style-name="ce98" office:value-type="string">
            <text:p>v-1,k.C#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3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6">
            <text:p>11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k.C 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7">
            <text:p>11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var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5">
            <text:p>11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4"/>
          <table:table-cell table:style-name="ce98" office:value-type="string">
            <text:p>i.f.=f-4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4">
            <text:p>12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6</text:p>
          </table:table-cell>
          <table:table-cell table:style-name="ce94"/>
          <table:table-cell table:style-name="ce98" office:value-type="string">
            <text:p>i.f.=f-5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4">
            <text:p>13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7</text:p>
          </table:table-cell>
          <table:table-cell table:style-name="ce94"/>
          <table:table-cell table:style-name="ce98" office:value-type="string">
            <text:p>i.f.=c.p.-3,code=0819-R.4,R=1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7">
            <text:p>137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48</text:p>
          </table:table-cell>
          <table:table-cell table:style-name="ce94" office:value-type="string">
            <text:p>(1)</text:p>
          </table:table-cell>
          <table:table-cell table:style-name="ce98" office:value-type="string">
            <text:p>(2),R=3 / (3),R=4 / (4),R=5 / (5),R=6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,4,5,6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6">
            <text:p>13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48</text:p>
          </table:table-cell>
          <table:table-cell table:style-name="ce94"/>
          <table:table-cell table:style-name="ce98" office:value-type="string">
            <text:p>c.p.-4,part=melody,code=0821-R.1,(1),R=2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9">
            <text:p>139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49</text:p>
          </table:table-cell>
          <table:table-cell table:style-name="ce94"/>
          <table:table-cell table:style-name="ce98" office:value-type="string">
            <text:p>back=ba-1,k.E,R=8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">
            <text:p>15</text:p>
          </table:table-cell>
          <table:table-cell table:style-name="ce92" office:value-type="string">
            <text:p>1,3</text:p>
          </table:table-cell>
          <table:table-cell table:style-name="ce93" office:value-type="string">
            <text:p>f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frase</text:p>
          </table:table-cell>
          <table:table-cell table:style-name="ce103" office:value-type="string">
            <text:p>1,3</text:p>
          </table:table-cell>
          <table:table-cell table:style-name="ce104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3">
            <text:p>12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R.4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1">
            <text:p>14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0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,k.A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2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0">
            <text:p>14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50</text:p>
          </table:table-cell>
          <table:table-cell table:style-name="ce94"/>
          <table:table-cell table:style-name="ce98" office:value-type="string">
            <text:p>,k.G,cp=G-C-D,type=arpeggio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1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4">
            <text:p>174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6-3,memo+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5">
            <text:p>175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(2),v-2,pitch=1-3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6">
            <text:p>176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(3),v-3,pitch=1-5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7">
            <text:p>177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=5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3">
            <text:p>14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1</text:p>
          </table:table-cell>
          <table:table-cell table:style-name="ce94"/>
          <table:table-cell table:style-name="ce98" office:value-type="string">
            <text:p>,b.o.=te-9,inst=g+h,cp=G-C-D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3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6">
            <text:p>14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2</text:p>
          </table:table-cell>
          <table:table-cell table:style-name="ce94"/>
          <table:table-cell table:style-name="ce98" office:value-type="string">
            <text:p>,b.o.=c.p.-4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5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1">
            <text:p>151</text:p>
          </table:table-cell>
          <table:table-cell table:style-name="ce91" office:value-type="float" office:value="12">
            <text:p>12</text:p>
          </table:table-cell>
          <table:table-cell table:style-name="ce93" office:value-type="string">
            <text:p>f-53</text:p>
          </table:table-cell>
          <table:table-cell table:style-name="ce94"/>
          <table:table-cell table:style-name="ce98" office:value-type="string">
            <text:p>,k.E,theme=str-1,6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9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8">
            <text:p>158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4</text:p>
          </table:table-cell>
          <table:table-cell table:style-name="ce92" office:value-type="string">
            <text:p>v-1</text:p>
          </table:table-cell>
          <table:table-cell table:style-name="ce98"/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5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7">
            <text:p>157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4</text:p>
          </table:table-cell>
          <table:table-cell table:style-name="ce94"/>
          <table:table-cell table:style-name="ce98" office:value-type="string">
            <text:p>,ins=g+h,b.o.=f-45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frase</text:p>
          </table:table-cell>
          <table:table-cell table:style-name="ce99" office:value-type="string">
            <text:p>R=4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9">
            <text:p>16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cp=c.p.-3,k.F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0">
            <text:p>17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5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2">
            <text:p>17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6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k.F#,cp=4-5-1,i.f.=ch-18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3">
            <text:p>17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56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=4 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4">
            <text:p>18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7</text:p>
          </table:table-cell>
          <table:table-cell table:style-name="ce94"/>
          <table:table-cell table:style-name="ce100" office:value-type="string">
            <text:p>,type=beat-rock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9">
            <text:p>18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58</text:p>
          </table:table-cell>
          <table:table-cell table:style-name="ce94"/>
          <table:table-cell table:style-name="ce100" office:value-type="string">
            <text:p>,ins=g+h,cp=c.p.-13(I-Ⅳ-Ⅱm7-Ⅴ7),memo=melodies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0">
            <text:p>20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8</text:p>
          </table:table-cell>
          <table:table-cell table:style-name="ce94"/>
          <table:table-cell table:style-name="ce98" office:value-type="string">
            <text:p>,inst=h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8">
            <text:p>21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play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3">
            <text:p>23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R=3 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9">
            <text:p>22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sec</text:p>
          </table:table-cell>
          <table:table-cell table:style-name="ce98" office:value-type="string">
            <text:p>section=opening,memo-eigen+:section-1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0">
            <text:p>23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sec</text:p>
          </table:table-cell>
          <table:table-cell table:style-name="ce98" office:value-type="string">
            <text:p>section=patt-2.静か memo-eigen+:section-2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5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2">
            <text:p>21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/>
          <table:table-cell table:style-name="ce99" office:value-type="string">
            <text:p>2019-09-29_17-52-2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5">
            <text:p>21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theme=new-position,memo+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1">
            <text:p>22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cap.2</text:p>
          </table:table-cell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2">
            <text:p>22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9" office:value-type="string">
            <text:p>rev,var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9">
            <text:p>20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/>
          <table:table-cell table:style-name="ce99" office:value-type="string">
            <text:p>,capo.5,cp=Ⅳ-Ⅲ-1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5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">
            <text:p>16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f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9">
            <text:p>11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0">
            <text:p>2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0</text:p>
          </table:table-cell>
          <table:table-cell table:style-name="ce94"/>
          <table:table-cell table:style-name="ce100" office:value-type="string">
            <text:p>,k.C,cp=I△-Ⅱ6</text:p>
          </table:table-cell>
          <table:table-cell table:style-name="ce99" office:value-type="string">
            <text:p>2019-09-28_18-34-50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3">
            <text:p>21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60</text:p>
          </table:table-cell>
          <table:table-cell table:style-name="ce94"/>
          <table:table-cell table:style-name="ce98" office:value-type="string">
            <text:p>,ins=h+g,th=basic,memo+</text:p>
          </table:table-cell>
          <table:table-cell table:style-name="ce99" office:value-type="string">
            <text:p>2019-09-29_17-52-28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0">
            <text:p>25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6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-eigen=patt-1,t.80,patt-4,patt-5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5">
            <text:p>2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1</text:p>
          </table:table-cell>
          <table:table-cell table:style-name="ce94"/>
          <table:table-cell table:style-name="ce98" office:value-type="string">
            <text:p>,theme=as-you-wish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1">
            <text:p>23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1</text:p>
          </table:table-cell>
          <table:table-cell table:style-name="ce94"/>
          <table:table-cell table:style-name="ce98" office:value-type="string">
            <text:p>rev,memo-eigen+:p.1_sec-1;sec-2;sec-3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9">
            <text:p>23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6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.D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0">
            <text:p>24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6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type=tap-guitar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3">
            <text:p>24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65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k.A,chords=A;D;E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4">
            <text:p>24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6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2">
            <text:p>25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6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ile=g-1007-6,e.m.=patt-4;patt-5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5">
            <text:p>24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67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6">
            <text:p>246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68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7">
            <text:p>247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69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9">
            <text:p>9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">
            <text:p>19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7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">
            <text:p>1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8">
            <text:p>248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70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,theme=harmonics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0">
            <text:p>10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8">
            <text:p>238</text:p>
          </table:table-cell>
          <table:table-cell table:style-name="ce91" office:value-type="string">
            <text:p>?</text:p>
          </table:table-cell>
          <table:table-cell table:style-name="ce91" office:value-type="string">
            <text:p>f-71</text:p>
          </table:table-cell>
          <table:table-cell table:style-name="ce94" office:value-type="string">
            <text:p>n</text:p>
          </table:table-cell>
          <table:table-cell table:style-name="ce99" office:value-type="string">
            <text:p>,k.D,tune=d.D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6">
            <text:p>236</text:p>
          </table:table-cell>
          <table:table-cell table:style-name="ce91" office:value-type="string">
            <text:p>*</text:p>
          </table:table-cell>
          <table:table-cell table:style-name="ce93" office:value-type="string">
            <text:p>f-72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:VIDEO / @自宅 / メモ / guitar,gt / 演奏 / g-1007-* / f-72.n</text:p>
          </table:table-cell>
          <table:table-cell table:style-name="ce99" office:value-type="string">
            <text:p>2019-10-07_21-47-17_000.mov</text:p>
          </table:table-cell>
          <table:table-cell table:style-name="ce91" office:value-type="string">
            <text:p>frase</text:p>
          </table:table-cell>
          <table:table-cell table:style-name="ce92"/>
          <table:table-cell table:style-name="ce104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9">
            <text:p>24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3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tu=d.D,patt-1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frase</text:p>
          </table:table-cell>
          <table:table-cell table:style-name="ce92"/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4">
            <text:p>25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tu=kaki-1(After...Sidewalk)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6">
            <text:p>25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KAKI-1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1 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9">
            <text:p>25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-&gt;review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4">
            <text:p>26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.m.=patt-2(p.2) 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7">
            <text:p>25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KAKI-1,char=harmonics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2 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8">
            <text:p>25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faragmented...-technique,tune=KAKI-1,char=stomp-right-hand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3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9">
            <text:p>29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rev,theme=stomp,patt-4,em=p.2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38];2)" office:value-type="string" office:string-value="pa">
            <text:p>pa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4">
            <text:p>33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6,em=p2;3s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6">
            <text:p>34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stomp,em=et-4.n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1">
            <text:p>26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ing-RH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8">
            <text:p>268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stomp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3">
            <text:p>273</text:p>
          </table:table-cell>
          <table:table-cell table:style-name="ce93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8" office:value-type="string">
            <text:p>rev</text:p>
          </table:table-cell>
          <table:table-cell table:style-name="ce98" office:value-type="string">
            <text:p>rev,theme=stomp,e.m.=patt-1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9">
            <text:p>2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5">
            <text:p>28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 </text:p>
          </table:table-cell>
          <table:table-cell table:style-name="ce98" office:value-type="string">
            <text:p>2019-10-14_15-45-4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4">
            <text:p>29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file=g-1013-4,em=p.1;3;patt-3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4">
            <text:p>30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patt-1,patt-2,patt-3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0">
            <text:p>32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p.2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3">
            <text:p>34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p2;s3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2">
            <text:p>35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stomp,em=patt-5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4">
            <text:p>35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stomp,em=et-3,n,i.f.=patt-4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8">
            <text:p>35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7">
            <text:p>36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et-4~v-1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4">
            <text:p>37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stomp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7">
            <text:p>40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theme=stomp,em=p4;s1.n;et-5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0">
            <text:p>26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8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une=KAKI-1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3">
            <text:p>26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tapping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3">
            <text:p>33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,em=2;p.2;et-1 </text:p>
          </table:table-cell>
          <table:table-cell table:style-name="ce98" office:value-type="string">
            <text:p>2019-10-22_15-43-12_000.jpg</text:p>
          </table:table-cell>
          <table:table-cell table:number-columns-repeated="2" table:style-name="ce99" office:value-type="string">
            <text:p>-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1">
            <text:p>34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4,em=2p;3s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7">
            <text:p>34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tapping,patt-7.n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,5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2">
            <text:p>36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.n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7">
            <text:p>26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tapping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2">
            <text:p>272</text:p>
          </table:table-cell>
          <table:table-cell table:style-name="ce93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8" office:value-type="string">
            <text:p>rev</text:p>
          </table:table-cell>
          <table:table-cell table:style-name="ce98" office:value-type="string">
            <text:p>rev,theme=tapping,e.m.+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0">
            <text:p>2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R~,theme=tapping 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6">
            <text:p>28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patt-3</text:p>
          </table:table-cell>
          <table:table-cell table:style-name="ce98" office:value-type="string">
            <text:p>2019-10-14_15-45-41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3">
            <text:p>29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patt-2(em=p.1;2) 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0">
            <text:p>30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67];2)" office:value-type="string" office:string-value="re">
            <text:p>r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7">
            <text:p>30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topic=excercise-RH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1">
            <text:p>32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em=et-1;p.2;2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3">
            <text:p>35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tapping,em=patt-5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8">
            <text:p>36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theme=tapping,em=p4;s1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1">
            <text:p>39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tapping,em=et-1;1p;2s;t.70;patt-5;patt-6;patt-7:t.60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0">
            <text:p>40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tapping,em=p5;s1;et-2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0">
            <text:p>3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/>
          <table:table-cell table:style-name="ce100" office:value-type="string">
            <text:p>theme=tapping,patt-10.n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1">
            <text:p>271</text:p>
          </table:table-cell>
          <table:table-cell table:style-name="ce93" office:value-type="float" office:value="3">
            <text:p>3</text:p>
          </table:table-cell>
          <table:table-cell table:style-name="ce94" office:value-type="string">
            <text:p>f-80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etude=arpeggio,e.m.+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5">
            <text:p>275</text:p>
          </table:table-cell>
          <table:table-cell table:style-name="ce93" office:value-type="float" office:value="7">
            <text:p>7</text:p>
          </table:table-cell>
          <table:table-cell table:style-name="ce94" office:value-type="string">
            <text:p>f-81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rev,theme=harmonics,e.m.+,based-on=rs-27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0">
            <text:p>270</text:p>
          </table:table-cell>
          <table:table-cell table:style-name="ce93" office:value-type="float" office:value="2">
            <text:p>2</text:p>
          </table:table-cell>
          <table:table-cell table:style-name="ce94" office:value-type="string">
            <text:p>f-82</text:p>
          </table:table-cell>
          <table:table-cell table:style-name="ce98" office:value-type="string">
            <text:p>n</text:p>
          </table:table-cell>
          <table:table-cell table:style-name="ce99" office:value-type="string">
            <text:p>,based-on=chord-table;KAKI-1;p.1;s.2.n,R=1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7">
            <text:p>29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3,em=p.3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78];2)" office:value-type="string" office:string-value="pa">
            <text:p>pa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8">
            <text:p>29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,patt-4,em=p.3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79];2)" office:value-type="string" office:string-value="pa">
            <text:p>pa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2">
            <text:p>3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number-columns-repeated="2"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3">
            <text:p>3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82</text:p>
          </table:table-cell>
          <table:table-cell table:number-columns-repeated="2"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7">
            <text:p>32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5,em=p.4;1;(1)(2)(3),patt-6,patt-3,cp-2(1)(2),for=arpeggio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2">
            <text:p>33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5p;2s;cp-3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6">
            <text:p>2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1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7">
            <text:p>2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8">
            <text:p>2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3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4">
            <text:p>28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14_15-45-41_000.jpg</text:p>
          </table:table-cell>
          <table:table-cell table:number-columns-repeated="2"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2">
            <text:p>29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.2;2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3">
            <text:p>30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.1;1,patt-1,patt-2,em=p.2;2,patt-3,patt-4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8">
            <text:p>31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8">
            <text:p>33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cp-3;5p;s2,R~ </text:p>
          </table:table-cell>
          <table:table-cell table:style-name="ce98" office:value-type="string">
            <text:p>2019-10-23_16-12-17_000.jpg</text:p>
          </table:table-cell>
          <table:table-cell table:number-columns-repeated="2"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2">
            <text:p>28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memo=chord-table;tune=KAKI-1;p.1;3,score+,k.A9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6">
            <text:p>296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3</text:p>
          </table:table-cell>
          <table:table-cell table:number-columns-repeated="2" table:style-name="ce94" office:value-type="string">
            <text:p>rev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3">
            <text:p>32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k.A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4">
            <text:p>32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k.A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0">
            <text:p>34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4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k.A,use=st-1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5">
            <text:p>37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5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i.f.=f-77;p3;3s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0">
            <text:p>39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n,i.f.=et-6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0">
            <text:p>4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7</text:p>
          </table:table-cell>
          <table:table-cell table:style-name="ce94" office:value-type="string">
            <text:p>n </text:p>
          </table:table-cell>
          <table:table-cell table:style-name="ce98"/>
          <table:table-cell table:style-name="ce99" office:value-type="string">
            <text:p>2019-11-08_18-13-06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4">
            <text:p>41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09_17-52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2">
            <text:p>42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em=p1;s2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6">
            <text:p>41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action=write-out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0">
            <text:p>4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9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ADGAD</text:p>
          </table:table-cell>
          <table:table-cell table:style-name="ce99" office:value-type="string">
            <text:p>2019-11-23_18-50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6">
            <text:p>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3,R=4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3,4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7">
            <text:p>43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3-notes;4-notes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3">
            <text:p>3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3">
            <text:p>43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3_18-50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6">
            <text:p>43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2">
            <text:p>2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5">
            <text:p>43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4">
            <text:p>43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k.D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1">
            <text:p>1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1">
            <text:p>6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p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er=ch-13,k.C#m,pitch=L5-1-3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inger positions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4">
            <text:p>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m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harmony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7">
            <text:p>7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m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note=B-D-A:1-3-7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harmony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3">
            <text:p>15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hm-3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,k.C,memo+,b.o.=hm-3 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2">
            <text:p>15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hm-3</text:p>
          </table:table-cell>
          <table:table-cell table:style-name="ce94"/>
          <table:table-cell table:style-name="ce98" office:value-type="string">
            <text:p>,note=D4-F#-G-D5,k.D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harmony</text:p>
          </table:table-cell>
          <table:table-cell table:style-name="ce99" office:value-type="string">
            <text:p>R=1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8">
            <text:p>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n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4,k.G#,str-1:2:3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harmonics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6">
            <text:p>22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m-2</text:p>
          </table:table-cell>
          <table:table-cell table:style-name="ce94" office:value-type="string">
            <text:p>prac</text:p>
          </table:table-cell>
          <table:table-cell table:style-name="ce98" office:value-type="string">
            <text:p>practice 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3">
            <text:p>22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m-2</text:p>
          </table:table-cell>
          <table:table-cell table:style-name="ce94"/>
          <table:table-cell table:style-name="ce99" office:value-type="string">
            <text:p>,theme=コード進行、EmからFへ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memo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0">
            <text:p>35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harmonics-multi-strings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5">
            <text:p>355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tapping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7">
            <text:p>35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harmonics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0">
            <text:p>36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harmonics-multi-strings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1">
            <text:p>38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arpeggio 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5">
            <text:p>39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100" office:value-type="string">
            <text:p>,theme=harmonics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3">
            <text:p>40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harmonics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9">
            <text:p>3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other</text:p>
          </table:table-cell>
          <table:table-cell table:style-name="ce94"/>
          <table:table-cell table:style-name="ce100" office:value-type="string">
            <text:p>,harmonics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3">
            <text:p>23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ps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positioning</text:p>
          </table:table-cell>
          <table:table-cell table:style-name="ce103" office:value-type="float" office:value="2">
            <text:p>2</text:p>
          </table:table-cell>
          <table:table-cell table:style-name="ce104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4">
            <text:p>2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ps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positioning</text:p>
          </table:table-cell>
          <table:table-cell table:style-name="ce103" office:value-type="float" office:value="3">
            <text:p>3</text:p>
          </table:table-cell>
          <table:table-cell table:style-name="ce104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3">
            <text:p>8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es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コードと、一音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5">
            <text:p>105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res-1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つなぎの音,based-on=sec-8(c.p.-8)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">
            <text:p>26</text:p>
          </table:table-cell>
          <table:table-cell table:style-name="ce92" office:value-type="float" office:value="1">
            <text:p>1</text:p>
          </table:table-cell>
          <table:table-cell table:style-name="ce93" office:value-type="string">
            <text:p>rs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">
            <text:p>4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rythm,R=2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7">
            <text:p>4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rs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harmony;coda,pitch=1-5-8:1-3-8,k.E,R=4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harmony,prev.fur-1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position探し,k.E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9">
            <text:p>6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4</text:p>
          </table:table-cell>
          <table:table-cell table:style-name="ce94" office:value-type="float" office:value="2">
            <text:p>2</text:p>
          </table:table-cell>
          <table:table-cell table:style-name="ce98" office:value-type="string">
            <text:p>k.E 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research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5">
            <text:p>6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1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finger-positions,k.E 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0">
            <text:p>7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1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0">
            <text:p>12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8</text:p>
          </table:table-cell>
          <table:table-cell table:style-name="ce94" office:value-type="string">
            <text:p>(1)</text:p>
          </table:table-cell>
          <table:table-cell table:style-name="ce98" office:value-type="string">
            <text:p>based-on=f-6,R=1,(1)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1">
            <text:p>12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8</text:p>
          </table:table-cell>
          <table:table-cell table:style-name="ce94" office:value-type="string">
            <text:p>(2)</text:p>
          </table:table-cell>
          <table:table-cell table:style-name="ce99" office:value-type="string">
            <text:p>k.F,(2)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5">
            <text:p>12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19</text:p>
          </table:table-cell>
          <table:table-cell table:style-name="ce94"/>
          <table:table-cell table:style-name="ce98" office:value-type="string">
            <text:p>ref=f-5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">
            <text:p>27</text:p>
          </table:table-cell>
          <table:table-cell table:style-name="ce92" office:value-type="float" office:value="5">
            <text:p>5</text:p>
          </table:table-cell>
          <table:table-cell table:style-name="ce93" office:value-type="string">
            <text:p>rs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9">
            <text:p>12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0">
            <text:p>13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R=2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9">
            <text:p>159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2</text:p>
          </table:table-cell>
          <table:table-cell table:style-name="ce92" office:value-type="string">
            <text:p>v-2</text:p>
          </table:table-cell>
          <table:table-cell table:style-name="ce98"/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ev,file=0911-2,k.E,memo+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6">
            <text:p>16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theme=chord,use-chord=C,E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7">
            <text:p>16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21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theme=chord,use-chord=E/5,A△,E6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7">
            <text:p>21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2</text:p>
          </table:table-cell>
          <table:table-cell table:style-name="ce94" office:value-type="string">
            <text:p>rev</text:p>
          </table:table-cell>
          <table:table-cell table:style-name="ce99" office:value-type="string">
            <text:p>rev,file=0930-1 </text:p>
          </table:table-cell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1">
            <text:p>21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2</text:p>
          </table:table-cell>
          <table:table-cell table:style-name="ce94"/>
          <table:table-cell table:style-name="ce98" office:value-type="string">
            <text:p>,memo+,cp=8-5-6,k.G</text:p>
          </table:table-cell>
          <table:table-cell table:style-name="ce99" office:value-type="string">
            <text:p>2019-09-29_17-52-28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0">
            <text:p>22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3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6">
            <text:p>21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3</text:p>
          </table:table-cell>
          <table:table-cell table:style-name="ce94"/>
          <table:table-cell table:style-name="ce99" office:value-type="string">
            <text:p>,cp=I7-Ⅱ6,memo+,k.D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7">
            <text:p>23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.C 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3">
            <text:p>25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rs-25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doc=email-list-1,tune=kaki;DABF#AC# 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5">
            <text:p>25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regarding=e.m.~f-74:p.1:sec.1~sec.4 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2">
            <text:p>26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harmonics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3">
            <text:p>28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2">
            <text:p>30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em=p.1;3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356];2)" office:value-type="string" office:string-value="re">
            <text:p>r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8">
            <text:p>30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em=3;p.1,topic=multi-string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9">
            <text:p>309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new-section+,em=1;p.2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5">
            <text:p>26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28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chord-table,tune=KAKI-1,fret=0-4,eigen-memo,p.1 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6">
            <text:p>26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9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arpeggio,eigen-memo,p.1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">
            <text:p>2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rs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となりあった弦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4">
            <text:p>274</text:p>
          </table:table-cell>
          <table:table-cell table:style-name="ce93" office:value-type="float" office:value="6">
            <text:p>6</text:p>
          </table:table-cell>
          <table:table-cell table:style-name="ce94" office:value-type="string">
            <text:p>rs-30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score,k.A</text:p>
          </table:table-cell>
          <table:table-cell table:style-name="ce91"/>
          <table:table-cell table:style-name="ce92" office:value-type="string">
            <text:p>research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9">
            <text:p>289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3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une=DADGAD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1">
            <text:p>291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3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chord,tune=DADGAD,score+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research</text:p>
          </table:table-cell>
          <table:table-cell table:style-name="ce92" office:value-type="string">
            <text:p>5,6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">
            <text:p>29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rs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ock-like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">
            <text:p>3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open-code,str-6:5:4:3,R=1,k.D9▽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">
            <text:p>2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harmonics,harmnics-flets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2,ch-5のあと、どの音に下がるか？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">
            <text:p>4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rs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c.p.=V-IV-I,k.F,R=6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">
            <text:p>4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3-4:2-0:,k.E,R=1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7">
            <text:p>20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play,var,file=0925-5,memo+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8">
            <text:p>20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play,var,file=0925-5,msr=4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9">
            <text:p>19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c</text:p>
          </table:table-cell>
          <table:table-cell table:style-name="ce98" office:value-type="string">
            <text:p>rec,melody=pattern-1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1">
            <text:p>201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c</text:p>
          </table:table-cell>
          <table:table-cell table:style-name="ce98" office:value-type="string">
            <text:p>rec,mel=pattern-2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5">
            <text:p>23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-eigen+:p.1_sec-1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0">
            <text:p>19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/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1">
            <text:p>19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-(target=msr.4)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2">
            <text:p>19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-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3">
            <text:p>193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,memo=melodies,ref=0923-5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5,6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4">
            <text:p>194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/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1">
            <text:p>18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2" office:value-type="string">
            <text:p>v-1</text:p>
          </table:table-cell>
          <table:table-cell table:style-name="ce99" office:value-type="string">
            <text:p>rev,(f-45),file=0918-3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2">
            <text:p>18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2" office:value-type="string">
            <text:p>v-2</text:p>
          </table:table-cell>
          <table:table-cell table:style-name="ce98" office:value-type="string">
            <text:p>v-2,(f-45),inst=g+h,R=4;msr.4,R=5,msr.4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,4,5,6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4">
            <text:p>16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file=0911-2,id=s-2,rs-2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1" office:value-type="float" office:value="4">
            <text:p>4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3">
            <text:p>18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ile=0911-2;0918-4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5">
            <text:p>185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ar-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5">
            <text:p>16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3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inst=g+g,accom=0821-1,part=melody,id=s-3,f-48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1" office:value-type="float" office:value="5">
            <text:p>5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1">
            <text:p>16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id=s-4,f-28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4">
            <text:p>23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R=4 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4">
            <text:p>22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email=3,memo+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,4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8">
            <text:p>22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9" office:value-type="string">
            <text:p>var,theme=new-pattern,memo-eigen+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1">
            <text:p>24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memo-eigen=sec-3;p.1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2">
            <text:p>24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memo-eigen=sec-2;p.1;patt-4,(2)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2">
            <text:p>12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.p.-1</text:p>
          </table:table-cell>
          <table:table-cell table:style-name="ce94"/>
          <table:table-cell table:style-name="ce98" office:value-type="string">
            <text:p>R=2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s.p.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">
            <text:p>31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st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struct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9">
            <text:p>33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R- 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scale-table</text:p>
          </table:table-cell>
          <table:table-cell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3">
            <text:p>42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k.B,em=p6;s3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3">
            <text:p>36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1;s2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4">
            <text:p>36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2;s1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9">
            <text:p>36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1;s2;for=hammering:pulling,k.A,t.140 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1">
            <text:p>37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k.D,em=2p;s1:s2.n,t.70,scale=D3-6str.0fret~A4-3str.3fret;12-notes 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2">
            <text:p>38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3;s2;k.E~p3;s1;k.F#~k.A~k.D 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3">
            <text:p>38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4;s1.n;k.A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8">
            <text:p>38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,for=scale,k.A:t.75:t.80,k.D:t.70:t.80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3">
            <text:p>39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3;s1;scale;k.F#;t.60_p4;s2;new;t.60;notes=F#3~B4_k.E;p3;s2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8">
            <text:p>39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scale,k.A~t.60,k.D~t.70,k.F#~t.70~80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5">
            <text:p>40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k.A;t.65,k.D;t.75-85,em=p4;s3;k.D;use=slide 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9">
            <text:p>40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em=p5;s1;patt-N</text:p>
          </table:table-cell>
          <table:table-cell table:style-name="ce99" office:value-type="string">
            <text:p>2019-11-07_18-03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2">
            <text:p>4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em=p5;s1;note=D3-D5_p5;s2.n 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8">
            <text:p>3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/>
          <table:table-cell table:style-name="ce100" office:value-type="string">
            <text:p>other,em=s1;p3;t.75;k.F#,em=s2;p3;k.D,em=s1;p3;k.A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9">
            <text:p>34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em=et-1;p1;s2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4">
            <text:p>34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6">
            <text:p>36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1;s2;patt-1(2)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2">
            <text:p>37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et-.m,t.75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,3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7">
            <text:p>38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,re,for=position-movement,em=1p;3s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6">
            <text:p>39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1;s1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8">
            <text:p>34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task</text:p>
          </table:table-cell>
          <table:table-cell table:style-name="ce98" office:value-type="string">
            <text:p>.n,em=s1;p1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task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6">
            <text:p>3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/>
          <table:table-cell table:style-name="ce100" office:value-type="string">
            <text:p>,aggregate-1.n,em=p1;s4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7">
            <text:p>3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/>
          <table:table-cell table:style-name="ce100" office:value-type="string">
            <text:p>rev,em=et-1,t.70,t.75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">
            <text:p>32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5">
            <text:p>7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e-1,k.C</text:p>
          </table:table-cell>
          <table:table-cell table:style-name="ce99" office:value-type="string">
            <text:p>2019-08-29_18-37-36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1">
            <text:p>10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muting,mute-by=LF;f.3,R=2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9">
            <text:p>10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R=3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technique,rev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8_18-47-1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5">
            <text:p>10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technique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6">
            <text:p>10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1</text:p>
          </table:table-cell>
          <table:table-cell table:style-name="ce97" office:value-type="string">
            <text:p>-</text:p>
          </table:table-cell>
          <table:table-cell table:style-name="ce102" office:value-type="string">
            <text:p>tech=LH;move;position,fret=3-5,str=6-5-4,R=1 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79">
            <text:p>17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2</text:p>
          </table:table-cell>
          <table:table-cell table:style-name="ce94"/>
          <table:table-cell table:style-name="ce98" office:value-type="string">
            <text:p>,theme=harmonics+normal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95">
            <text:p>19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</text:p>
          </table:table-cell>
          <table:table-cell table:style-name="ce94"/>
          <table:table-cell table:style-name="ce98" office:value-type="string">
            <text:p>,tech=左指で音消し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02">
            <text:p>20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</text:p>
          </table:table-cell>
          <table:table-cell table:style-name="ce94"/>
          <table:table-cell table:style-name="ce98" office:value-type="string">
            <text:p>rev,file=0926-1 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table:formula="of:=205" office:value-type="float" office:value="205">
            <text:p>20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a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,play,memo+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03">
            <text:p>20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3a</text:p>
          </table:table-cell>
          <table:table-cell table:style-name="ce94"/>
          <table:table-cell table:style-name="ce98" office:value-type="string">
            <text:p>,theme=音消し+multi-flets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51">
            <text:p>25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15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4">
            <text:p>21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9" office:value-type="string">
            <text:p>,threme=音消し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7">
            <text:p>22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8" office:value-type="string">
            <text:p>,from=m-2,cp=Em-F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2">
            <text:p>23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8" office:value-type="string">
            <text:p>rev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">
            <text:p>33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">
            <text:p>3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左指で、音をカット,k.E,R=1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4">
            <text:p>5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te-4</text:p>
          </table:table-cell>
          <table:table-cell table:style-name="ce94" office:value-type="string">
            <text:p>re</text:p>
          </table:table-cell>
          <table:table-cell table:style-name="ce98" office:value-type="string">
            <text:p>k.E,i.f.=ch-10,R=3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technique,rev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">
            <text:p>3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te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topic=スライド+ポジション,R=3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5">
            <text:p>5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te-5</text:p>
          </table:table-cell>
          <table:table-cell table:style-name="ce94" office:value-type="string">
            <text:p>re</text:p>
          </table:table-cell>
          <table:table-cell table:style-name="ce98" office:value-type="string">
            <text:p>topic=harmony;coda,pitch=1-5-8:1-3-8,k.E,R=4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6">
            <text:p>6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和音；1-noteのみスライド,R=1,string=3:4 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8">
            <text:p>9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-1(ch-16),２弦を、左指でミュート,R=1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9">
            <text:p>9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３弦を同時にスライド,R=2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7">
            <text:p>12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2">
            <text:p>14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9</text:p>
          </table:table-cell>
          <table:table-cell table:style-name="ce92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0">
            <text:p>160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te-9</text:p>
          </table:table-cell>
          <table:table-cell table:style-name="ce94" office:value-type="string">
            <text:p>rev</text:p>
          </table:table-cell>
          <table:table-cell table:style-name="ce99" office:value-type="string">
            <text:p>rev,file=0911-2,k.E,memo+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1">
            <text:p>13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9</text:p>
          </table:table-cell>
          <table:table-cell table:style-name="ce92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8">
            <text:p>12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9a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teq=3-str-slide,span=2-flet,R=1 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2">
            <text:p>13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9a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1">
            <text:p>40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,theme=harmonics,t.80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8">
            <text:p>40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theme=harmonics;t.70;R=1_stomp;R=2_flamenco;R=3_arpeggio;task-1;t.75 </text:p>
          </table:table-cell>
          <table:table-cell table:style-name="ce99" office:value-type="string">
            <text:p>2019-11-07_18-03-2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1">
            <text:p>41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:harmonics:hammering-pulling:flamenco~et-6:patt-7:patt-10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5">
            <text:p>41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:flamenco:R=2_tapping:R=3_scale:k.A:st-1;p5;s3:p6;s1:R=4</text:p>
          </table:table-cell>
          <table:table-cell table:style-name="ce99" office:value-type="string">
            <text:p>2019-11-09_17-52-12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2,3,4</text:p>
          </table:table-cell>
          <table:table-cell table:style-name="ce104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8">
            <text:p>41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arpeggio_hammering-pulling_harmonics:R=3_tap_stom_scal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9">
            <text:p>41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arpeggio_hammering-pulling_harmonics_tap_scal:R=2_flamenco:R=1</text:p>
          </table:table-cell>
          <table:table-cell table:style-name="ce99" office:value-type="string">
            <text:p>2019-11-11_17-52-37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0">
            <text:p>42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99" office:value-type="string">
            <text:p>2019-11-12_18-13-44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1">
            <text:p>42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harmonics:et-5_flamenco:et-6:patt-13.n:t.75~115;R=1_arpeggio_tapping_stomp:f-77:patt-3.n:R=3:patt-4:R=4.n_scale:st-1:p6;s2:t.~180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3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4">
            <text:p>42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scale:st-1:p7;s1;A.patt-3(2).n;A.patt-1.rev_stomp:R=1</text:p>
          </table:table-cell>
          <table:table-cell table:style-name="ce99" office:value-type="string">
            <text:p>2019-11-14_18-17-04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5">
            <text:p>4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_flamenco_scale:k.A_tapping:et-1:p2;s1;patt-3.n:R=1:R=2</text:p>
          </table:table-cell>
          <table:table-cell table:style-name="ce99" office:value-type="string">
            <text:p>2019-11-16_18-38-01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6">
            <text:p>42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pegio_scale:R=1:st-1;p7;s1:R=2_flamenco:et-6;p5;s3;patt-13(2):R=4_tapping:R=3</text:p>
          </table:table-cell>
          <table:table-cell table:style-name="ce99" office:value-type="string">
            <text:p>2019-11-18_18-37-2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</text:p>
          </table:table-cell>
          <table:table-cell table:style-name="ce104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7">
            <text:p>42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_flamenco:et-6;patt-15.n;5p;s4:R=1_stomp:f-77;patt-5.n;p5;s1:R=2:patt-6.n;p5;s2:R=3_scale:A.patt-5(1).n:R=4</text:p>
          </table:table-cell>
          <table:table-cell table:style-name="ce99" office:value-type="string">
            <text:p>2019-11-19_18-43-1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</text:p>
          </table:table-cell>
          <table:table-cell table:style-name="ce104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8">
            <text:p>42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99" office:value-type="string">
            <text:p>2019-11-20_18-38-38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,5,6</text:p>
          </table:table-cell>
          <table:table-cell table:style-name="ce104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8">
            <text:p>43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memo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,open-arpeggio,tune=KAKI-1,k.B 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9">
            <text:p>43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4-1,patt.n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float" office:value="1">
            <text:p>1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0">
            <text:p>44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3-4,write-out 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1">
            <text:p>44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4-2,write-out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4T07:54:59.44">
            <text:p>2019/12/4 7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5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6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7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8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499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0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3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4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505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04.539cm" draw:caption-point-x="-1.353cm" draw:caption-point-y="2.5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61)">
            <text:p>sn(4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5" office:value-type="float" office:value="1">
            <text:p>1</text:p>
          </table:table-cell>
          <table:table-cell table:style-name="ce107"/>
          <table:table-cell table:style-name="ce108" office:value-type="string">
            <text:p>f-1</text:p>
          </table:table-cell>
          <table:table-cell table:style-name="ce109"/>
          <table:table-cell table:style-name="ce107" office:value-type="string">
            <text:p>:m music / log / kb / || f-1 patterns chord=C:pattern-1,pattern-2 chord=D:pattern-1,pattern-2</text:p>
          </table:table-cell>
          <table:table-cell table:style-name="ce112" office:value-type="string">
            <text:p>2019-10-03_17-35-28_000.jpg</text:p>
          </table:table-cell>
          <table:table-cell table:style-name="ce106" office:value-type="string">
            <text:p>-</text:p>
          </table:table-cell>
          <table:table-cell table:style-name="ce107" office:value-type="string">
            <text:p>-</text:p>
          </table:table-cell>
          <table:table-cell table:style-name="ce113" office:value-type="date" office:date-value="2019-10-05T11:00:52.35">
            <text:p>2019/10/5 11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5" office:value-type="float" office:value="2">
            <text:p>2</text:p>
          </table:table-cell>
          <table:table-cell table:style-name="ce107"/>
          <table:table-cell table:style-name="ce108"/>
          <table:table-cell table:style-name="ce110"/>
          <table:table-cell table:style-name="ce107"/>
          <table:table-cell table:style-name="ce112"/>
          <table:table-cell table:style-name="ce105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5" office:value-type="float" office:value="3">
            <text:p>3</text:p>
          </table:table-cell>
          <table:table-cell table:style-name="ce107"/>
          <table:table-cell table:style-name="ce108"/>
          <table:table-cell table:style-name="ce110"/>
          <table:table-cell table:style-name="ce107"/>
          <table:table-cell table:style-name="ce112"/>
          <table:table-cell table:style-name="ce105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12" table:number-columns-repeated="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4T07:54:59.52">
            <text:p>2019/12/4 7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16cm" draw:caption-point-x="-1.353cm" draw:caption-point-y="2.3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24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3">
          <table:table-cell table:style-name="ce114" table:formula="of:=CONCATENATE(&quot;sn(&quot;;MAX(range_sn__vio);&quot;)&quot;)" office:value-type="string" office:string-value="sn(2)">
            <text:p>sn(2)</text:p>
          </table:table-cell>
          <table:table-cell table:style-name="ce114" office:value-type="string">
            <text:p>session num</text:p>
          </table:table-cell>
          <table:table-cell table:style-name="ce114" office:value-type="string">
            <text:p>code</text:p>
          </table:table-cell>
          <table:table-cell table:style-name="ce114" office:value-type="string">
            <text:p>var</text:p>
          </table:table-cell>
          <table:table-cell table:style-name="ce114" office:value-type="string">
            <text:p>memos</text:p>
          </table:table-cell>
          <table:table-cell table:style-name="ce114" office:value-type="string">
            <text:p>file</text:p>
          </table:table-cell>
          <table:table-cell table:style-name="ce114" office:value-type="string">
            <text:p>genre</text:p>
          </table:table-cell>
          <table:table-cell table:style-name="ce114" office:value-type="string">
            <text:p>R=</text:p>
          </table:table-cell>
          <table:table-cell table:style-name="ce114" office:value-type="string">
            <text:p>entry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121"/>
          <table:table-cell table:style-name="ce121" office:value-type="string">
            <text:p>type</text:p>
          </table:table-cell>
          <table:table-cell table:style-name="ce121" office:value-type="string">
            <text:p>num</text:p>
          </table:table-cell>
          <table:table-cell table:style-name="ce122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15" office:value-type="float" office:value="1">
            <text:p>1</text:p>
          </table:table-cell>
          <table:table-cell table:style-name="ce117" office:value-type="float" office:value="1">
            <text:p>1</text:p>
          </table:table-cell>
          <table:table-cell table:style-name="ce118" office:value-type="string">
            <text:p>f-1</text:p>
          </table:table-cell>
          <table:table-cell table:style-name="ce115"/>
          <table:table-cell table:style-name="ce117" office:value-type="string">
            <text:p>k.G,R=1 </text:p>
          </table:table-cell>
          <table:table-cell table:style-name="ce119" office:value-type="string">
            <text:p>2019-09-08_18-47-39_000.jpg</text:p>
          </table:table-cell>
          <table:table-cell table:style-name="ce116" office:value-type="string">
            <text:p>frase</text:p>
          </table:table-cell>
          <table:table-cell table:style-name="ce117" office:value-type="float" office:value="1">
            <text:p>1</text:p>
          </table:table-cell>
          <table:table-cell table:style-name="ce120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15" office:value-type="float" office:value="2">
            <text:p>2</text:p>
          </table:table-cell>
          <table:table-cell table:style-name="ce117" office:value-type="float" office:value="2">
            <text:p>2</text:p>
          </table:table-cell>
          <table:table-cell table:style-name="ce118" office:value-type="string">
            <text:p>te-1</text:p>
          </table:table-cell>
          <table:table-cell table:style-name="ce117"/>
          <table:table-cell table:style-name="ce117" office:value-type="string">
            <text:p>content=bounce-2-notes,R=2</text:p>
          </table:table-cell>
          <table:table-cell table:style-name="ce119" office:value-type="string">
            <text:p>2019-09-08_18-47-39_000.jpg</text:p>
          </table:table-cell>
          <table:table-cell table:style-name="ce115" office:value-type="string">
            <text:p>technique</text:p>
          </table:table-cell>
          <table:table-cell table:style-name="ce117" office:value-type="float" office:value="2">
            <text:p>2</text:p>
          </table:table-cell>
          <table:table-cell table:style-name="ce120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15"/>
          <table:table-cell table:style-name="ce117" office:value-type="float" office:value="1">
            <text:p>1</text:p>
          </table:table-cell>
          <table:table-cell table:style-name="ce118" office:value-type="string">
            <text:p>f-2</text:p>
          </table:table-cell>
          <table:table-cell table:style-name="ce117" office:value-type="string">
            <text:p>rev, </text:p>
          </table:table-cell>
          <table:table-cell table:style-name="ce117"/>
          <table:table-cell table:style-name="ce119"/>
          <table:table-cell table:style-name="ce115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2">
            <text:p>2</text:p>
          </table:table-cell>
          <table:table-cell table:style-name="ce118" office:value-type="string">
            <text:p>f-2</text:p>
          </table:table-cell>
          <table:table-cell table:style-name="ce117" office:value-type="string">
            <text:p>var-1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1">
            <text:p>1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3">
            <text:p>3</text:p>
          </table:table-cell>
          <table:table-cell table:style-name="ce118" office:value-type="string">
            <text:p>f-45</text:p>
          </table:table-cell>
          <table:table-cell table:style-name="ce117"/>
          <table:table-cell table:style-name="ce117" office:value-type="string">
            <text:p>i.f.=f-4</text:p>
          </table:table-cell>
          <table:table-cell table:style-name="ce119"/>
          <table:table-cell table:style-name="ce116"/>
          <table:table-cell table:style-name="ce117" office:value-type="float" office:value="2">
            <text:p>2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4">
            <text:p>4</text:p>
          </table:table-cell>
          <table:table-cell table:style-name="ce118" office:value-type="string">
            <text:p>f-45</text:p>
          </table:table-cell>
          <table:table-cell table:style-name="ce117" office:value-type="string">
            <text:p>var-1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3">
            <text:p>3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5">
            <text:p>5</text:p>
          </table:table-cell>
          <table:table-cell table:style-name="ce118" office:value-type="string">
            <text:p>f-45</text:p>
          </table:table-cell>
          <table:table-cell table:style-name="ce117" office:value-type="string">
            <text:p>var-2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4">
            <text:p>4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6">
            <text:p>6</text:p>
          </table:table-cell>
          <table:table-cell table:style-name="ce118" office:value-type="string">
            <text:p>f-3</text:p>
          </table:table-cell>
          <table:table-cell table:style-name="ce117" office:value-type="string">
            <text:p>var-1</text:p>
          </table:table-cell>
          <table:table-cell table:style-name="ce117" office:value-type="string">
            <text:p>N+</text:p>
          </table:table-cell>
          <table:table-cell table:style-name="ce119"/>
          <table:table-cell table:style-name="ce116"/>
          <table:table-cell table:style-name="ce117" office:value-type="float" office:value="5">
            <text:p>5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4T07:54:59.6">
            <text:p>2019/12/4 7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1">
            <text:p>1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rev, </text:p>
          </table:table-cell>
          <table:table-cell table:number-columns-repeated="3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2">
            <text:p>2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3">
            <text:p>3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4">
            <text:p>4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5">
            <text:p>5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6">
            <text:p>6</text:p>
          </table:table-cell>
          <table:table-cell table:style-name="ce56" office:value-type="string">
            <text:p>f-3</text:p>
          </table:table-cell>
          <table:table-cell table:style-name="ce56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table:number-columns-repeated="3"/>
          <table:table-cell table:number-columns-repeated="3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8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9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2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3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4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gt.A2:gt.I477" table:contains-header="false">
          <table:sort>
            <table:sort-by table:field-number="6" table:data-type="automatic"/>
          </table:sort>
        </table:database-range>
        <table:database-range table:name="range_all_data" table:target-range-address="gt.A2:gt.I49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95" table:on-update-keep-styles="true" table:on-update-keep-size="false"/>
        <table:database-range table:name="range_genre__kb" table:target-range-address="kb.G2:kb.G60"/>
        <table:database-range table:name="range_genre__vio" table:target-range-address="vio.G2:vio.G6"/>
        <table:database-range table:name="range_sn" table:target-range-address="gt.A2:gt.A495" table:on-update-keep-styles="true" table:on-update-keep-size="false"/>
        <table:database-range table:name="range_sn__kb" table:target-range-address="kb.A2:kb.A60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4">2019/12/04</text:date>, <text:time>07:54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04T07:54:56.87</dc:date>
    <dc:creator>iwabuchi ken</dc:creator>
    <meta:editing-duration>P4DT15H9M24S</meta:editing-duration>
    <meta:editing-cycles>463</meta:editing-cycles>
    <meta:generator>OpenOffice/4.1.3$Win32 OpenOffice.org_project/413m1$Build-9783</meta:generator>
    <meta:document-statistic meta:table-count="8" meta:cell-count="12802" meta:object-count="0"/>
    <meta:user-defined meta:name="sheets-banding"/>
    <meta:user-defined meta:name="sheets-original-selection"/>
  </office:meta>
</office:document-meta>
</file>